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0.49pt"/>
    </style:style>
    <style:style style:name="co4" style:family="table-column">
      <style:table-column-properties fo:break-before="auto" style:column-width="163.11pt"/>
    </style:style>
    <style:style style:name="co5" style:family="table-column">
      <style:table-column-properties fo:break-before="auto" style:column-width="236.44pt"/>
    </style:style>
    <style:style style:name="co6" style:family="table-column">
      <style:table-column-properties fo:break-before="auto" style:column-width="327.54pt"/>
    </style:style>
    <style:style style:name="co7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device:Antenna_Shiel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2, C21, C22, C23, C24, C7, C8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0, C11, C3, C6, C9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2, C14, C15, C20, C26, C27, C28, C29, C30, C31, C32, C33, C39, C4, C5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, C17, C18, C19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4, C35, C3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DNP 47uF</text:p>
          </table:table-cell>
          <table:table-cell office:value-type="string" calcext:value-type="string">
            <text:p>device:CP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device: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opendous:BAT54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OSD335x</text:p>
          </table:table-cell>
          <table:table-cell office:value-type="string" calcext:value-type="string">
            <text:p>mateboard-rescue:OSD335x-RESCUE-mateboard</text:p>
          </table:table-cell>
          <table:table-cell office:value-type="string" calcext:value-type="string">
            <text:p>GHI-SoMs-Processors_OSD33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opendous:LOGIC-2G125_Dual_3ST_NonInv_Buff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nand_4gb:NAND_4GB</text:p>
          </table:table-cell>
          <table:table-cell office:value-type="string" calcext:value-type="string">
            <text:p>footprints:WFBGA1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wl1835modgbmoct:WL1835MODGBMOC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conn:CONN_02X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10, J11, J13, J14, J5, J6, J7, J8, J9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conn:TEST_1P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2, J4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conn:CONN_COAXIAL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VDDS_PLL</text:p>
          </table:table-cell>
          <table:table-cell office:value-type="string" calcext:value-type="string">
            <text:p>conn:TEST_1P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VDDS_DDR</text:p>
          </table:table-cell>
          <table:table-cell office:value-type="string" calcext:value-type="string">
            <text:p>conn:TEST_1P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VDD_MPU</text:p>
          </table:table-cell>
          <table:table-cell office:value-type="string" calcext:value-type="string">
            <text:p>conn:TEST_1P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VDD_CORE</text:p>
          </table:table-cell>
          <table:table-cell office:value-type="string" calcext:value-type="string">
            <text:p>conn:TEST_1P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conn:CONN_02X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conn:GS2</text:p>
          </table:table-cell>
          <table:table-cell office:value-type="string" calcext:value-type="string">
            <text:p>Connectors:GS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device:L_Core_Ferri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device: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device:L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4, L5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device:L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ransistors:BSS138</text:p>
          </table:table-cell>
          <table:table-cell office:value-type="string" calcext:value-type="string">
            <text:p>TO_SOT_Packages_SMD:SOT-2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3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, R34, R43, R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3, R14, R15, R16, R17, R18, R19, R20, R21, R22, R23, R24, R25, R26, R27, R28,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78, R83, R8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4, R5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NP 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0 1%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5, R36, R37, R38, R39, R40, R41, R42, R44, R45, R46, R47, R48, R49, R5, R50, R52, R53, R54, R6, 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DNP 0R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55, R60, R61, R62, R63, R64, R65, R67, R68, R69, R71, R72, R73, R74, R75, R76, R77, R79, R80, R81, R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9, R66</text:p>
          </table:table-cell>
          <table:table-cell office:value-type="string" calcext:value-type="string">
            <text:p>DNP 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DNP 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regul:LT1761-SD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1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opendous:TXB010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regul:LT1761-SD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tl1963adcqr:TL1963ADCQR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memory:AT24CS32-STUM</text:p>
          </table:table-cell>
          <table:table-cell office:value-type="string" calcext:value-type="string">
            <text:p>TO_SOT_Packages_SMD:SOT-23-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tps2065cdgn:TPS2065CDGN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tpd4s012:TPD4S01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74xx:74AHC1G1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74lvc1g07dck:74LVC1G07DCK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opendous:OSCILLATOR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device:Crystal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device:Crys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20:28:22.449318396</dc:date>
    <meta:editing-duration>PT17M19S</meta:editing-duration>
    <meta:editing-cycles>1</meta:editing-cycles>
    <meta:document-statistic meta:table-count="1" meta:cell-count="313" meta:object-count="0"/>
    <meta:generator>LibreOffice/5.1.6.2$Linux_X86_64 LibreOffice_project/10m0$Build-2</meta:generator>
  </office:meta>
</office:document-meta>
</file>